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C30000002223A13CABC6850C2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02d5" officeooo:paragraph-rsid="001002d5"/>
    </style:style>
    <style:style style:name="P2" style:family="paragraph" style:parent-style-name="Standard">
      <style:paragraph-properties fo:break-before="page"/>
      <style:text-properties officeooo:rsid="001002d5" officeooo:paragraph-rsid="001002d5"/>
    </style:style>
    <style:style style:name="P3" style:family="paragraph" style:parent-style-name="Standard">
      <style:paragraph-properties fo:break-before="page"/>
    </style:style>
    <style:style style:name="P4" style:family="paragraph" style:parent-style-name="Standard">
      <style:text-properties officeooo:paragraph-rsid="001002d5"/>
    </style:style>
    <style:style style:name="P5" style:family="paragraph" style:parent-style-name="Standard">
      <style:paragraph-properties fo:break-before="page"/>
      <style:text-properties officeooo:paragraph-rsid="001002d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finition:</text:p>
      <text:p text:style-name="P1"/>
      <text:p text:style-name="Standard">Network Vulnerability Scan is the process of using automated tools or manual methods to identify vulnerabilities in a computer network or system. Relevant concepts include vulnerabilities (flaws in a computer system that weaken security), port scanning (identifying open ports on a host), and vulnerability scanners (applications designed to assess systems for known weaknesses). Other related concepts are agile vulnerability management, risk (potential impact of exploiting a vulnerability), security bugs (software-related vulnerabilities), and authenticated scans (scanning with authorized access).</text:p>
      <text:p text:style-name="Standard"/>
      <text:p text:style-name="Standard">1. Preparation:</text:p>
      <text:p text:style-name="Standard"><text:s text:c="3"/>a. Define the scope of the network to be scanned.</text:p>
      <text:p text:style-name="Standard"><text:s text:c="3"/>b. Obtain necessary permissions and authorization.</text:p>
      <text:p text:style-name="Standard"><text:s text:c="3"/>c. Install and configure vulnerability scanning tools (e.g., Nmap, OpenVAS, Nessus).</text:p>
      <text:p text:style-name="Standard"><text:s text:c="3"/>d. Ensure all systems are up-to-date with the latest patches.</text:p>
      <text:p text:style-name="Standard">2. Reconnaissance:</text:p>
      <text:p text:style-name="Standard"><text:s text:c="3"/>a. Gather information about the target network using tools like ping, traceroute, and DNS lookup.</text:p>
      <text:p text:style-name="Standard"><text:s text:c="3"/>b. Identify operating systems, services, and open ports using port scanning techniques (TCP SYN scan, UDP scan).</text:p>
      <text:p text:style-name="Standard">3. Scanning:</text:p>
      <text:p text:style-name="Standard"><text:s text:c="3"/>a. Perform an authenticated scan if possible, using credentials provided by the network administrator or obtained through social engineering.</text:p>
      <text:p text:style-name="Standard"><text:s text:c="3"/>b. Configure the vulnerability scanner with the target IP address or hostname and scan options (e.g., OS detection, version detection, script scanning).</text:p>
      <text:p text:style-name="Standard"><text:s text:c="3"/>c. Run the vulnerability scan and save the results in a report file.</text:p>
      <text:p text:style-name="Standard">4. Analysis:</text:p>
      <text:p text:style-name="Standard"><text:s text:c="3"/>a. Review the scan results for identified vulnerabilities, prioritizing them based on their potential impact and exploitability.</text:p>
      <text:p text:style-name="Standard"><text:s text:c="3"/>b. Verify false positives and false negatives by manually checking the affected systems or using other tools.</text:p>
      <text:p text:style-name="Standard">5. Remediation:</text:p>
      <text:p text:style-name="Standard"><text:s text:c="3"/>a. Apply patches or updates to fix the identified vulnerabilities.</text:p>
      <text:p text:style-name="Standard"><text:s text:c="3"/>b. Configure firewalls, access control lists (ACLs), and intrusion detection systems (IDS) to mitigate risks.</text:p>
      <text:p text:style-name="Standard"><text:s text:c="3"/>c. Implement security best practices, such as strong passwords, two-factor authentication, and regular software updates.</text:p>
      <text:p text:style-name="Standard">6. Reporting:</text:p>
      <text:p text:style-name="Standard"><text:s text:c="3"/>a. Document the vulnerabilities found, their impact, and recommended remediation steps in a clear and concise report.</text:p>
      <text:p text:style-name="Standard"><text:s text:c="3"/>b. Share the report with relevant stakeholders, including network administrators, IT security teams, and management.</text:p>
      <text:p text:style-name="Standard">7. Follow-up:</text:p>
      <text:p text:style-name="Standard"><text:s text:c="3"/>a. Monitor the network for new vulnerabilities and threats.</text:p>
      <text:p text:style-name="Standard"><text:s text:c="3"/>b. Perform regular vulnerability scans to maintain an up-to-date understanding of the network's security posture.</text:p>
      <text:p text:style-name="Standard"/>
      <text:p text:style-name="Standard"/>
      <text:p text:style-name="P3"/>
      <text:p text:style-name="P5">Network Vulnerability Scans are an essential aspect of maintaining the security posture of any organization's digital infrastructure. By identifying vulnerabilities in networks, systems, and applications, organizations can take proactive measures to mitigate risks and protect against potential threats. In this section, we will discuss the advantages and disadvantages of performing a Network V vulnerability Scan.</text:p>
      <text:p text:style-name="P4"/>
      <text:p text:style-name="P4">Advantages:</text:p>
      <text:p text:style-name="P4">A Network Vulnerability Scan offers several benefits for organizations. Firstly, it helps in identifying known vulnerabilities that can be exploited by attackers to gain unauthorized access or cause damage to systems and data. By addressing these vulnerabilities, organizations can significantly reduce their risk exposure and protect against potential threats.</text:p>
      <text:p text:style-name="P4">Secondly, a Network Vulnerability Scan provides valuable insights into the security posture of an organization's digital infrastructure. It helps in identifying misconfigured settings, weak passwords, outdated software, and other security weaknesses that may not be immediately apparent. This information can then be used to prioritize remediation efforts and improve overall security.</text:p>
      <text:p text:style-name="P4">Thirdly, a Network Vulnerability Scan can help organizations comply with various regulatory requirements, such as HIPAA, PCI-DSS, and SOX. These regulations mandate regular vulnerability assessments and reporting of findings to relevant authorities.</text:p>
      <text:p text:style-name="P4"/>
      <text:p text:style-name="P4">Disadvantages:</text:p>
      <text:p text:style-name="P4">While a Network Vulnerability Scan offers several benefits, it also comes with some disadvantages. Firstly, it can be time-consuming and resource-intensive. A comprehensive scan can take hours or even days to complete, depending on the size and complexity of the network being scanned. This can lead to significant downtime and disruption to business operations.</text:p>
      <text:p text:style-name="P4">Secondly, a Network Vulnerability Scan can generate a large amount of data, which can be challenging to analyze and prioritize. Organizations need to have adequate resources and expertise to interpret the scan results and take appropriate action.</text:p>
      <text:p text:style-name="P4">Thirdly, a Network Vulnerability Scan can potentially disrupt network traffic and cause false positives or false negatives. It is essential to perform scans at off-peak hours and use reputable tools to minimize these risks. Additionally, organizations need to have robust incident response plans in place to address any potential issues that may arise during or after the scan.</text:p>
      <text:p text:style-name="P2">Diagram:</text:p>
      <text:p text:style-name="Standard"/>
      <text:p text:style-name="Standard">Action Input: ```mermaid</text:p>
      <text:p text:style-name="Standard">graph LR</text:p>
      <text:p text:style-name="Standard">A[Preparation] --&gt; B[Reconnaissance]</text:p>
      <text:p text:style-name="Standard">B --&gt; C[Scanning]</text:p>
      <text:p text:style-name="Standard">C --&gt; D[Analysis]</text:p>
      <text:p text:style-name="Standard">D --&gt; E[Remediation]</text:p>
      <text:p text:style-name="Standard">E --&gt; F[Reporting]</text:p>
      <text:p text:style-name="Standard">F --&gt; G[Follow-up]</text:p>
      <text:p text:style-name="Standard"/>
      <text:p text:style-name="Standard">You can create the mermaid diagram manually using the provided steps as follows:</text:p>
      <text:p text:style-name="Standard">1. Draw a box labeled "Preparation".</text:p>
      <text:p text:style-name="Standard">2. From Preparation, draw a right arrow to "Reconnaissance".</text:p>
      <text:p text:style-name="Standard">3. Draw a box labeled "Reconnaissance" and connect it to "Preparation" with a left arrow.</text:p>
      <text:p text:style-name="Standard">4. From Reconnaissance, draw a right arrow to "Scanning".</text:p>
      <text:p text:style-name="Standard">5. Draw a box labeled "Scanning" and connect it to "Reconnaissance" with a left arrow.</text:p>
      <text:p text:style-name="Standard">6. From Scanning, draw a right arrow to "Analysis".</text:p>
      <text:p text:style-name="Standard">7. Draw a box labeled "Analysis" and connect it to "Scanning" with a left arrow.</text:p>
      <text:p text:style-name="Standard">8. From Analysis, draw a right arrow to "Remediation".</text:p>
      <text:p text:style-name="Standard">9. Draw a box labeled "Remediation" and connect it to "Analysis" with a left arrow.</text:p>
      <text:p text:style-name="Standard">10. From Remediation, draw a right arrow to "Reporting".</text:p>
      <text:p text:style-name="Standard">11. Draw a box labeled "Reporting" and connect it to "Remediation" with a left arrow.</text:p>
      <text:p text:style-name="Standard">12. From Reporting, draw a right arrow to "Follow-up".</text:p>
      <text:p text:style-name="Standard">13. Draw a box labeled "Follow-up" and connect it to "Reporting" with a left arrow.</text:p>
      <text:p text:style-name="Standard"/>
      <text:p text:style-name="Standard"><draw:frame draw:style-name="fr1" draw:name="Image1" text:anchor-type="char" svg:width="17cm" svg:height="0.6cm" draw:z-index="0"><draw:image xlink:href="Pictures/10000001000003C30000002223A13CABC6850C29.png" xlink:type="simple" xlink:show="embed" xlink:actuate="onLoad" draw:mime-type="image/png"/></draw:frame></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22:05:34.653966544</meta:creation-date>
    <dc:date>2024-01-15T22:29:47.718189608</dc:date>
    <meta:editing-duration>PT24M13S</meta:editing-duration>
    <meta:editing-cycles>1</meta:editing-cycles>
    <meta:document-statistic meta:table-count="0" meta:image-count="1" meta:object-count="0" meta:page-count="5" meta:paragraph-count="59" meta:word-count="877" meta:character-count="6056" meta:non-whitespace-character-count="5190"/>
    <meta:generator>LibreOffice/7.6.3.2$Linux_X86_64 LibreOffice_project/4fe86607b5ac922e55f140471fda9b60bdaa980d</meta:generator>
  </office:meta>
</office:document-meta>
</file>